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P4" style:family="paragraph" style:parent-style-name="Text_20_body">
      <style:paragraph-properties fo:margin-top="0in" fo:margin-bottom="0in" loext:contextual-spacing="false"/>
      <style:text-properties fo:color="#a52a2a"/>
    </style:style>
    <style:style style:name="T1" style:family="text">
      <style:text-properties fo:color="#ff0000"/>
    </style:style>
    <style:style style:name="T2" style:family="text">
      <style:text-properties fo:color="#000000"/>
    </style:style>
    <style:style style:name="T3" style:family="text">
      <style:text-properties fo:color="#0000cd"/>
    </style:style>
    <style:style style:name="T4" style:family="text">
      <style:text-properties fo:color="#008000"/>
    </style:style>
    <style:style style:name="T5" style:family="text">
      <style:text-properties fo:color="#a52a2a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seudo-classes</text:h>
      <text:h text:style-name="Heading_20_2" text:outline-level="2">What are Pseudo-classes?</text:h>
      <text:p text:style-name="Text_20_body">A pseudo-class is used to define a special state of an element.</text:p>
      <text:p text:style-name="Text_20_body">For example, it can be used to:</text:p>
      <text:list xml:id="list6698048267972488116" text:style-name="L1">
        <text:list-item>
          <text:p text:style-name="P3">Style an element when a user mouses over it </text:p>
        </text:list-item>
        <text:list-item>
          <text:p text:style-name="P3">Style visited and unvisited links differently </text:p>
        </text:list-item>
        <text:list-item>
          <text:p text:style-name="P1">Style an element when it gets focus </text:p>
        </text:list-item>
      </text:list>
      <text:h text:style-name="Heading_20_2" text:outline-level="2">Syntax</text:h>
      <text:p text:style-name="Text_20_body">The syntax of pseudo-classes:</text:p>
      <text:p text:style-name="P4">selector:pseudo-class <text:span text:style-name="T2">{</text:span><text:span text:style-name="T1"><text:line-break/>    property</text:span><text:span text:style-name="T2">:</text:span><text:span text:style-name="T3">value</text:span><text:span text:style-name="T2">;</text:span><text:span text:style-name="T1"><text:line-break/></text:span><text:span text:style-name="T2">}</text:span></text:p>
      <text:h text:style-name="Heading_20_2" text:outline-level="2">Anchor Pseudo-classes</text:h>
      <text:p text:style-name="Text_20_body">Links can be displayed in different ways:</text:p>
      <text:h text:style-name="Heading_20_3" text:outline-level="3">Example</text:h>
      <text:p text:style-name="P4"><text:span text:style-name="T4">/* unvisited link */</text:span><text:line-break/>a:link <text:span text:style-name="T2">{</text:span><text:span text:style-name="T1"><text:line-break/>    color</text:span><text:span text:style-name="T2">:</text:span><text:span text:style-name="T3"> #FF0000</text:span><text:span text:style-name="T2">;</text:span><text:span text:style-name="T1"><text:line-break/></text:span><text:span text:style-name="T2">}</text:span><text:line-break/><text:line-break/><text:span text:style-name="T4">/* visited link */</text:span><text:line-break/>a:visited <text:span text:style-name="T2">{</text:span><text:span text:style-name="T1"><text:line-break/>    color</text:span><text:span text:style-name="T2">:</text:span><text:span text:style-name="T3"> #00FF00</text:span><text:span text:style-name="T2">;</text:span><text:span text:style-name="T1"><text:line-break/></text:span><text:span text:style-name="T2">}</text:span><text:line-break/><text:line-break/><text:span text:style-name="T4">/* mouse over link */</text:span><text:line-break/>a:hover <text:span text:style-name="T2">{</text:span><text:span text:style-name="T1"><text:line-break/>    color</text:span><text:span text:style-name="T2">:</text:span><text:span text:style-name="T3"> #FF00FF</text:span><text:span text:style-name="T2">;</text:span><text:span text:style-name="T1"><text:line-break/></text:span><text:span text:style-name="T2">}</text:span><text:line-break/><text:line-break/><text:span text:style-name="T4">/* selected link */</text:span><text:line-break/>a:active <text:span text:style-name="T2">{</text:span><text:span text:style-name="T1"><text:line-break/>    color</text:span><text:span text:style-name="T2">:</text:span><text:span text:style-name="T3"> #0000FF</text:span><text:span text:style-name="T2">;</text:span><text:span text:style-name="T1"><text:line-break/></text:span><text:span text:style-name="T2">}</text:span> </text:p>
      <text:h text:style-name="Heading_20_2" text:outline-level="2"><text:soft-page-break/>Pseudo-classes and CSS Classes</text:h>
      <text:p text:style-name="Text_20_body">Pseudo-classes can be combined with CSS classes:</text:p>
      <text:p text:style-name="Text_20_body">When you hover over the link in the example, it will change color:</text:p>
      <text:h text:style-name="Heading_20_3" text:outline-level="3">Example</text:h>
      <text:p text:style-name="P4">a.highlight:hover <text:span text:style-name="T2">{</text:span><text:span text:style-name="T1"><text:line-break/>    color</text:span><text:span text:style-name="T2">:</text:span><text:span text:style-name="T3"> #ff0000</text:span><text:span text:style-name="T2">;</text:span><text:span text:style-name="T1"><text:line-break/></text:span><text:span text:style-name="T2">}</text:span> </text:p>
      <text:h text:style-name="Heading_20_2" text:outline-level="2">Hover on &lt;div&gt;</text:h>
      <text:p text:style-name="Text_20_body">An example of using the <text:span text:style-name="Source_20_Text">:hover</text:span> pseudo-class on a &lt;div&gt; element:</text:p>
      <text:h text:style-name="Heading_20_3" text:outline-level="3">Example</text:h>
      <text:p text:style-name="P4">div:hover <text:span text:style-name="T2">{</text:span><text:span text:style-name="T1"><text:line-break/>    background-color</text:span><text:span text:style-name="T2">:</text:span><text:span text:style-name="T3"> blue</text:span><text:span text:style-name="T2">;</text:span><text:span text:style-name="T1"><text:line-break/></text:span><text:span text:style-name="T2">}</text:span></text:p>
      <text:h text:style-name="Heading_20_2" text:outline-level="2">CSS - The :first-child Pseudo-class</text:h>
      <text:p text:style-name="Text_20_body">The <text:span text:style-name="Source_20_Text">:first-child</text:span> pseudo-class matches a specified element that is the first child of another element.</text:p>
      <text:h text:style-name="Heading_20_2" text:outline-level="2">Match the first &lt;p&gt; element</text:h>
      <text:p text:style-name="Text_20_body">In the following example, the selector matches any &lt;p&gt; element that is the first child of any element:</text:p>
      <text:h text:style-name="Heading_20_3" text:outline-level="3">Example</text:h>
      <text:p text:style-name="P4">p:first-child <text:span text:style-name="T2">{</text:span><text:span text:style-name="T1"><text:line-break/>    color</text:span><text:span text:style-name="T2">:</text:span><text:span text:style-name="T3"> blue</text:span><text:span text:style-name="T2">;</text:span><text:span text:style-name="T1"><text:line-break/></text:span><text:span text:style-name="T2">}</text:span></text:p>
      <text:h text:style-name="Heading_20_2" text:outline-level="2">Match all &lt;i&gt; elements in all first child &lt;p&gt; elements</text:h>
      <text:p text:style-name="Text_20_body">In the following example, the selector matches all &lt;i&gt; elements in &lt;p&gt; elements that are the first child of another element:</text:p>
      <text:h text:style-name="Heading_20_3" text:outline-level="3">Example</text:h>
      <text:p text:style-name="P4">p:first-child i <text:span text:style-name="T2">{</text:span><text:span text:style-name="T1"><text:line-break/>    color</text:span><text:span text:style-name="T2">:</text:span><text:span text:style-name="T3"> blue</text:span><text:span text:style-name="T2">;</text:span><text:span text:style-name="T1"><text:line-break/></text:span><text:span text:style-name="T2">}</text:span></text:p>
      <text:h text:style-name="Heading_20_2" text:outline-level="2"><text:soft-page-break/>CSS - The :lang Pseudo-class</text:h>
      <text:p text:style-name="Text_20_body">The <text:span text:style-name="Source_20_Text">:lang</text:span> pseudo-class allows you to define special rules for different languages.</text:p>
      <text:p text:style-name="Text_20_body">In the example below, <text:span text:style-name="Source_20_Text">:lang</text:span> defines the quotation marks for &lt;q&gt; elements with lang="no":</text:p>
      <text:h text:style-name="Heading_20_3" text:outline-level="3">Example</text:h>
      <text:p text:style-name="P2"><text:span text:style-name="T3">&lt;</text:span><text:span text:style-name="T5">html</text:span><text:span text:style-name="T3">&gt;</text:span><text:line-break/><text:span text:style-name="T3">&lt;</text:span><text:span text:style-name="T5">head</text:span><text:span text:style-name="T3">&gt;</text:span><text:line-break/><text:span text:style-name="T3">&lt;</text:span><text:span text:style-name="T5">style</text:span><text:span text:style-name="T3">&gt;</text:span><text:span text:style-name="T5"><text:line-break/>q:lang(no) </text:span><text:span text:style-name="T2">{<text:line-break/>    quotes: "~" "~";</text:span><text:span text:style-name="T5"><text:line-break/></text:span><text:span text:style-name="T2">}</text:span><text:span text:style-name="T5"><text:line-break/></text:span><text:span text:style-name="T3">&lt;</text:span><text:span text:style-name="T5">/style</text:span><text:span text:style-name="T3">&gt;</text:span><text:line-break/><text:span text:style-name="T3">&lt;</text:span><text:span text:style-name="T5">/head</text:span><text:span text:style-name="T3">&gt;</text:span><text:line-break/><text:line-break/><text:span text:style-name="T3">&lt;</text:span><text:span text:style-name="T5">body</text:span><text:span text:style-name="T3">&gt;</text:span><text:line-break/><text:span text:style-name="T3">&lt;</text:span><text:span text:style-name="T5">p</text:span><text:span text:style-name="T3">&gt;</text:span>Some text <text:span text:style-name="T3">&lt;</text:span><text:span text:style-name="T5">q</text:span><text:span text:style-name="T1"> lang</text:span><text:span text:style-name="T3">="no"&gt;</text:span>A quote in a paragraph<text:span text:style-name="T3">&lt;</text:span><text:span text:style-name="T5">/q</text:span><text:span text:style-name="T3">&gt;</text:span> Some text.<text:span text:style-name="T3">&lt;</text:span><text:span text:style-name="T5">/p</text:span><text:span text:style-name="T3">&gt;</text:span><text:line-break/><text:span text:style-name="T3">&lt;</text:span><text:span text:style-name="T5">/body</text:span><text:span text:style-name="T3">&gt;</text:span><text:line-break/><text:span text:style-name="T3">&lt;</text:span><text:span text:style-name="T5">/html</text:span><text:span text:style-name="T3">&gt;</text:span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6:35:39.583410319</meta:creation-date>
    <dc:date>2016-05-01T16:53:02.024901406</dc:date>
    <meta:editing-duration>PT17M19S</meta:editing-duration>
    <meta:editing-cycles>9</meta:editing-cycles>
    <meta:generator>LibreOffice/5.1.1.3$Linux_x86 LibreOffice_project/89f508ef3ecebd2cfb8e1def0f0ba9a803b88a6d</meta:generator>
    <meta:document-statistic meta:table-count="0" meta:image-count="0" meta:object-count="0" meta:page-count="3" meta:paragraph-count="38" meta:word-count="297" meta:character-count="1842" meta:non-whitespace-character-count="1536"/>
  </office:meta>
</office:document-meta>
</file>